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 style:list-style-name="L1">
      <style:text-properties officeooo:rsid="0016fd01" officeooo:paragraph-rsid="0016fd01"/>
    </style:style>
    <style:style style:name="P2" style:family="paragraph" style:parent-style-name="Standard" style:list-style-name="L1">
      <style:text-properties officeooo:rsid="001846ba" officeooo:paragraph-rsid="001846ba"/>
    </style:style>
    <style:style style:name="P3" style:family="paragraph" style:parent-style-name="Standard">
      <style:text-properties officeooo:rsid="001846ba" officeooo:paragraph-rsid="001846ba"/>
    </style:style>
    <style:style style:name="P4" style:family="paragraph" style:parent-style-name="Standard" style:list-style-name="L2">
      <style:text-properties style:font-name="Liberation Serif" officeooo:rsid="001b71a8" officeooo:paragraph-rsid="001b71a8"/>
    </style:style>
    <style:style style:name="P5" style:family="paragraph" style:parent-style-name="Standard" style:list-style-name="L2">
      <style:text-properties style:font-name="Liberation Serif" officeooo:rsid="001c25da" officeooo:paragraph-rsid="001c25da"/>
    </style:style>
    <style:style style:name="P6" style:family="paragraph" style:parent-style-name="Standard" style:list-style-name="L2">
      <style:text-properties style:font-name="Liberation Serif" officeooo:rsid="001dceb6" officeooo:paragraph-rsid="001dceb6"/>
    </style:style>
    <style:style style:name="P7" style:family="paragraph" style:parent-style-name="Standard">
      <style:text-properties style:font-name="Liberation Serif" officeooo:rsid="001f835b" officeooo:paragraph-rsid="001f835b"/>
    </style:style>
    <style:style style:name="P8" style:family="paragraph" style:parent-style-name="Standard">
      <style:text-properties style:font-name="Liberation Serif" fo:font-weight="bold" officeooo:rsid="001f835b" officeooo:paragraph-rsid="001f835b" style:font-weight-asian="bold" style:font-weight-complex="bold"/>
    </style:style>
    <style:style style:name="P9" style:family="paragraph" style:parent-style-name="Standard">
      <style:text-properties style:font-name="Liberation Serif" fo:font-weight="bold" officeooo:rsid="002017a0" officeooo:paragraph-rsid="002017a0" style:font-weight-asian="bold" style:font-weight-complex="bold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font-name="Courier New" officeooo:rsid="0019817c" officeooo:paragraph-rsid="0019817c"/>
    </style:style>
    <style:style style:name="P11" style:family="paragraph" style:parent-style-name="Header">
      <style:text-properties officeooo:rsid="0016bd0c" officeooo:paragraph-rsid="0016bd0c"/>
    </style:style>
    <style:style style:name="P12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6fd01" officeooo:paragraph-rsid="0016fd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4ca0" style:font-weight-asian="bold" style:font-weight-complex="bold"/>
    </style:style>
    <style:style style:name="T3" style:family="text">
      <style:text-properties fo:color="#ed1c24" fo:font-weight="bold" style:font-weight-asian="bold" style:font-weight-complex="bold"/>
    </style:style>
    <style:style style:name="T4" style:family="text">
      <style:text-properties fo:color="#0066b3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25da" style:font-weight-asian="normal" style:font-weight-complex="normal"/>
    </style:style>
    <style:style style:name="T7" style:family="text">
      <style:text-properties fo:font-weight="normal" officeooo:rsid="001d4ca0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12">IPTU</text:p>
          </table:table-cell>
        </table:table-row>
      </table:table>
      <text:list xml:id="list3971889204" text:style-name="L1">
        <text:list-item>
          <text:p text:style-name="P1"><text:span text:style-name="T3">alterações na </text:span><text:span text:style-name="T4">BC</text:span><text:span text:style-name="T3"> são exceção à </text:span><text:span text:style-name="T4">noventena</text:span>;</text:p>
        </text:list-item>
        <text:list-item>
          <text:p text:style-name="P1">STF: é defeso ao Município atualizar o IPTU, mediante decreto, em percentual superior ao índice oficial de correção monetária;</text:p>
        </text:list-item>
        <text:list-item>
          <text:p text:style-name="P2">mediante <text:span text:style-name="T1">lei específica</text:span><text:span text:style-name="T5">, o Poder Público municipal pode exigir do proprietário de solo urbano não edificado, subutilizado ou não utilizado, que promova <text:s/>o seu adequado aproveitamento. Caso contrário, entre outras penas, é permitido cobrar o IPTU </text:span><text:span text:style-name="T1">progressivo no tempo</text:span><text:span text:style-name="T5">;</text:span></text:p>
        </text:list-item>
      </text:list>
      <text:p text:style-name="P3"><text:span text:style-name="T5"/></text:p>
      <text:p text:style-name="P10"><text:span text:style-name="T5">Art. 182, §4º É facultado ao Poder Público municipal, mediante </text:span><text:span text:style-name="T1">lei específica</text:span><text:span text:style-name="T5"> para área incluída no plano diretor, exigir, </text:span><text:span text:style-name="T1">nos termos da lei federal</text:span><text:span text:style-name="T5">, do proprietário do solo urbano não edificado, subutilizado ou não utilizado, que promova seu adequado aproveitamento, sob pena de, </text:span><text:span text:style-name="T1">sucessivamente</text:span><text:span text:style-name="T5">:</text:span></text:p>
      <text:p text:style-name="P10"><text:span text:style-name="T5">I – parcelamento ou edificação compulsórios;</text:span></text:p>
      <text:p text:style-name="P10"><text:span text:style-name="T5">II – IPTU progressivo no tempo;</text:span></text:p>
      <text:p text:style-name="P10"><text:span text:style-name="T5">III – despropriação com pagamento mediante títulos da dívida pública de emissão previamente aprovada pelo SF, com prazo de resgate de até 10 anos, em parcelas anuais, iguais e sucessivas, assegurados o valor real da indenização e os juros legais.</text:span></text:p>
      <text:p text:style-name="P10"><text:span text:style-name="T5"/></text:p>
      <text:list xml:id="list2246859461" text:style-name="L2">
        <text:list-item>
          <text:p text:style-name="P4"><text:span text:style-name="T5">a </text:span><text:span text:style-name="T1">progressividade</text:span><text:span text:style-name="T5"> do IPTU depende de </text:span><text:span text:style-name="T1">lei municipal</text:span><text:span text:style-name="T5"> e também de </text:span><text:span text:style-name="T1">lei federal</text:span><text:span text:style-name="T5"> (Lei 10.257/2001);</text:span></text:p>
        </text:list-item>
        <text:list-item>
          <text:p text:style-name="P4"><text:span text:style-name="T5">progressividade </text:span><text:span text:style-name="T2">extrafiscal</text:span><text:span text:style-name="T7"> (progressividade “no tempo”)</text:span><text:span text:style-name="T5"> → existe desde a CF88;</text:span></text:p>
        </text:list-item>
        <text:list-item>
          <text:p text:style-name="P4"><text:span text:style-name="T5">progressividade </text:span><text:span text:style-name="T1">fiscal</text:span><text:span text:style-name="T5"> </text:span><text:span text:style-name="T6">(alíquotas progressivas)</text:span><text:span text:style-name="T5"> → somente após a EC 29/00;</text:span></text:p>
        </text:list-item>
        <text:list-item>
          <text:p text:style-name="P5"><text:span text:style-name="T5">STF: é </text:span><text:span text:style-name="T1">inconstitucional </text:span><text:span text:style-name="T5">lei municipal que tenha estabelecido, </text:span><text:span text:style-name="T1">antes</text:span><text:span text:style-name="T5"> da EC 29/01, alíquotas progressivas para o IPTU, salvo se destinada a assegurar o cumprimento da função social;</text:span></text:p>
        </text:list-item>
        <text:list-item>
          <text:p text:style-name="P6"><text:span text:style-name="T5">STF: é </text:span><text:span text:style-name="T1">inconstitucional</text:span><text:span text:style-name="T5"> a fixação de adicional progressivo do IPTU em função do número de imóveis do contribuinte;</text:span></text:p>
        </text:list-item>
      </text:list>
      <text:p text:style-name="P7"><text:span text:style-name="T5"/></text:p>
      <text:p text:style-name="P8">FG<text:span text:style-name="T5">: propriedade, domínio útil ou posse de imóvel por natureza ou por acessão física localizado na zona urbana do Município.</text:span></text:p>
      <text:p text:style-name="P8"><text:span text:style-name="T5"/></text:p>
      <text:p text:style-name="P9"><text:span text:style-name="T5">STJ: o fato de parte de imóvel ser declarado como Área de Preservação Permanente e, além disso, sofrer restrição administrativa consistente na proibição de contruir (nota </text:span><text:span text:style-name="T8">non aedificandi</text:span><text:span text:style-name="T10">) </text:span><text:span text:style-name="T9">não impede a incidência do IPTU sobre toda a área do imóvel</text:span><text:span text:style-name="T10">. Cuida-se de um ônus a ser suportado, o que </text:span><text:span text:style-name="T9">não gera cerceamento total da disposição, utilização ou alienação da propriedade</text:span><text:span text:style-name="T10">, como ocorre, por exemplo, nas desapropriaçõ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6bd0c" officeooo:paragraph-rsid="0016bd0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5 – Impostos de competência dos Municípios e contribuições sociais da Uniã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09:12:37.267000000</meta:creation-date>
    <dc:date>2018-04-16T10:19:54.246000000</dc:date>
    <meta:editing-duration>PT57M</meta:editing-duration>
    <meta:editing-cycles>11</meta:editing-cycles>
    <meta:generator>LibreOffice/6.0.1.1$Windows_X86_64 LibreOffice_project/60bfb1526849283ce2491346ed2aa51c465abfe6</meta:generator>
    <meta:document-statistic meta:table-count="1" meta:image-count="0" meta:object-count="0" meta:page-count="1" meta:paragraph-count="16" meta:word-count="345" meta:character-count="2226" meta:non-whitespace-character-count="1900"/>
  </office:meta>
</office:document-meta>
</file>